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" svg:stroke-opacity="50%" draw:textarea-horizontal-align="justify" draw:textarea-vertical-align="middle" draw:auto-grow-height="false" fo:min-height="1.25cm" fo:min-width="3.5cm" draw:shadow="visible" draw:shadow-offset-x="0.071cm" draw:shadow-offset-y="0.071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marker-start="" svg:stroke-opacity="50%" draw:textarea-horizontal-align="justify" draw:textarea-vertical-align="middle" draw:auto-grow-height="false" fo:min-height="1.25cm" fo:min-width="3.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712cm" draw:shadow="hidden" draw:shadow-offset-x="0.071cm" draw:shadow-offset-y="0.071cm"/>
    </style:style>
    <style:style style:name="gr7" style:family="graphic" style:parent-style-name="objectwithoutfill">
      <style:graphic-properties svg:stroke-color="#000000" draw:fill="none" draw:textarea-vertical-align="middle" draw:shadow="hidden" draw:shadow-offset-x="0.071cm" draw:shadow-offset-y="0.071cm"/>
    </style:style>
    <style:style style:name="gr8" style:family="graphic" style:parent-style-name="standard">
      <style:graphic-properties svg:stroke-width="0.035cm" svg:stroke-color="#000000" draw:marker-start="Circle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53cm"/>
    </style:style>
    <style:style style:name="gr12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38cm"/>
    </style:style>
    <style:style style:name="gr13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49cm"/>
    </style:style>
    <style:style style:name="gr14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39cm"/>
    </style:style>
    <style:style style:name="gr15" style:family="graphic" style:parent-style-name="standard">
      <style:graphic-properties draw:stroke="none" svg:stroke-color="#000000" draw:fill="solid" draw:fill-color="#9966cc" draw:opacity="50%" fo:min-height="0.73cm"/>
    </style:style>
    <style:style style:name="gr16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51cm"/>
    </style:style>
    <style:style style:name="gr17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5cm"/>
    </style:style>
    <style:style style:name="gr18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36cm"/>
    </style:style>
    <style:style style:name="gr19" style:family="graphic" style:parent-style-name="standard" style:list-style-name="L1">
      <style:graphic-properties draw:stroke="solid" svg:stroke-width="0.035cm" svg:stroke-color="#000000" draw:marker-start="Circle" draw:marker-start-width="0.352cm" draw:marker-start-center="false" draw:marker-end="Arrow" draw:marker-end-width="0.3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P1" style:family="paragraph">
      <style:paragraph-properties fo:text-align="center"/>
      <style:text-properties style:text-position="-33% 58%" fo:font-family="'Gill Sans'" style:font-style-name="Italic" style:font-family-generic="swiss" style:font-pitch="variable"/>
    </style:style>
    <style:style style:name="P2" style:family="paragraph">
      <style:paragraph-properties fo:text-align="center"/>
      <style:text-properties fo:font-family="'Gill Sans'" style:font-style-name="Italic" style:font-family-generic="swiss" style:font-pitch="variable"/>
    </style:style>
    <style:style style:name="P3" style:family="paragraph">
      <style:text-properties fo:font-family="'Gill Sans'" style:font-style-name="Italic" style:font-family-generic="swiss" style:font-pitch="variable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Gill Sans'" style:font-style-name="Italic" style:font-family-generic="swiss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cm" svg:height="1.5cm" svg:x="1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9cm" svg:y1="4.75cm" svg:x2="19cm" svg:y2="4.75cm" draw:start-shape="id1" draw:end-shape="id1" svg:d="M19000 4750z">
          <text:p/>
        </draw:connector>
        <draw:line draw:style-name="gr3" draw:text-style-name="P2" draw:layer="layout" svg:x1="16.333cm" svg:y1="4cm" svg:x2="16.333cm" svg:y2="5.5cm">
          <text:p/>
        </draw:line>
        <draw:line draw:style-name="gr3" draw:text-style-name="P2" draw:layer="layout" svg:x1="17.667cm" svg:y1="5.5cm" svg:x2="17.667cm" svg:y2="4cm">
          <text:p/>
        </draw:line>
        <draw:custom-shape draw:style-name="gr4" draw:text-style-name="P1" draw:layer="measurelines" svg:width="4cm" svg:height="1.5cm" svg:x="2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22.333cm" svg:y1="8.5cm" svg:x2="22.333cm" svg:y2="10cm">
          <text:p/>
        </draw:line>
        <draw:line draw:style-name="gr3" draw:text-style-name="P2" draw:layer="measurelines" svg:x1="23.667cm" svg:y1="10cm" svg:x2="23.667cm" svg:y2="8.5cm">
          <text:p/>
        </draw:line>
        <draw:line draw:style-name="gr3" draw:text-style-name="P2" draw:layer="measurelines" svg:x1="23.667cm" svg:y1="10cm" svg:x2="23.667cm" svg:y2="8.5cm">
          <text:p/>
        </draw:line>
        <draw:custom-shape draw:style-name="gr1" draw:text-style-name="P1" draw:layer="measurelines" svg:width="4cm" svg:height="1.5cm" svg:x="2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22.333cm" svg:y1="8.5cm" svg:x2="22.333cm" svg:y2="10cm">
          <text:p/>
        </draw:line>
        <draw:line draw:style-name="gr3" draw:text-style-name="P2" draw:layer="measurelines" svg:x1="23.667cm" svg:y1="10cm" svg:x2="23.667cm" svg:y2="8.5cm">
          <text:p/>
        </draw:line>
        <draw:custom-shape draw:style-name="gr4" draw:text-style-name="P1" draw:layer="measurelines" svg:width="4cm" svg:height="1.5cm" svg:x="9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10.333cm" svg:y1="8.5cm" svg:x2="10.333cm" svg:y2="10cm">
          <text:p/>
        </draw:line>
        <draw:line draw:style-name="gr3" draw:text-style-name="P2" draw:layer="measurelines" svg:x1="11.667cm" svg:y1="10cm" svg:x2="11.667cm" svg:y2="8.5cm">
          <text:p/>
        </draw:line>
        <draw:line draw:style-name="gr3" draw:text-style-name="P2" draw:layer="measurelines" svg:x1="11.667cm" svg:y1="10cm" svg:x2="11.667cm" svg:y2="8.5cm">
          <text:p/>
        </draw:line>
        <draw:custom-shape draw:style-name="gr1" draw:text-style-name="P1" draw:layer="measurelines" svg:width="4cm" svg:height="1.5cm" svg:x="9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10.333cm" svg:y1="8.5cm" svg:x2="10.333cm" svg:y2="10cm">
          <text:p/>
        </draw:line>
        <draw:line draw:style-name="gr3" draw:text-style-name="P2" draw:layer="measurelines" svg:x1="11.667cm" svg:y1="10cm" svg:x2="11.667cm" svg:y2="8.5cm">
          <text:p/>
        </draw:line>
        <draw:frame draw:style-name="gr5" draw:text-style-name="P2" draw:layer="measurelines" svg:width="1.3cm" svg:height="0.983cm" svg:x="15cm" svg:y="4.3cm">
          <draw:text-box>
            <text:p text:style-name="P2">13</text:p>
          </draw:text-box>
        </draw:frame>
        <draw:frame draw:style-name="gr6" draw:text-style-name="P2" draw:layer="measurelines" svg:width="1.3cm" svg:height="0.983cm" svg:x="26.2cm" svg:y="13.3cm">
          <draw:text-box>
            <text:p text:style-name="P2">13</text:p>
          </draw:text-box>
        </draw:frame>
        <draw:frame draw:style-name="gr5" draw:text-style-name="P2" draw:layer="measurelines" svg:width="1.3cm" svg:height="0.983cm" svg:x="10.3cm" svg:y="8.8cm">
          <draw:text-box>
            <text:p text:style-name="P2">11</text:p>
          </draw:text-box>
        </draw:frame>
        <draw:frame draw:style-name="gr5" draw:text-style-name="P2" draw:layer="measurelines" svg:width="1.3cm" svg:height="0.983cm" svg:x="9cm" svg:y="8.8cm">
          <draw:text-box draw:corner-radius="0.9cm">
            <text:p text:style-name="P2">9</text:p>
          </draw:text-box>
        </draw:frame>
        <draw:frame draw:style-name="gr5" draw:text-style-name="P2" draw:layer="measurelines" svg:width="1.3cm" svg:height="0.983cm" svg:x="21cm" svg:y="8.838cm">
          <draw:text-box draw:corner-radius="0.9cm">
            <text:p text:style-name="P2">16</text:p>
          </draw:text-box>
        </draw:frame>
        <draw:custom-shape draw:style-name="gr4" draw:text-style-name="P1" draw:layer="measurelines" svg:width="4cm" svg:height="1.5cm" svg:x="2.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3.433cm" svg:y1="13cm" svg:x2="3.433cm" svg:y2="14.5cm">
          <text:p/>
        </draw:line>
        <draw:line draw:style-name="gr3" draw:text-style-name="P2" draw:layer="measurelines" svg:x1="4.767cm" svg:y1="14.5cm" svg:x2="4.767cm" svg:y2="13cm">
          <text:p/>
        </draw:line>
        <draw:line draw:style-name="gr3" draw:text-style-name="P2" draw:layer="measurelines" svg:x1="4.767cm" svg:y1="14.5cm" svg:x2="4.767cm" svg:y2="13cm">
          <text:p/>
        </draw:line>
        <draw:custom-shape draw:style-name="gr1" draw:text-style-name="P1" draw:layer="measurelines" svg:width="4cm" svg:height="1.5cm" svg:x="2.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3.433cm" svg:y1="13cm" svg:x2="3.433cm" svg:y2="14.5cm">
          <text:p/>
        </draw:line>
        <draw:line draw:style-name="gr3" draw:text-style-name="P2" draw:layer="measurelines" svg:x1="4.767cm" svg:y1="14.5cm" svg:x2="4.767cm" svg:y2="13cm">
          <text:p/>
        </draw:line>
        <draw:frame draw:style-name="gr5" draw:text-style-name="P2" draw:layer="measurelines" svg:width="1.3cm" svg:height="0.983cm" svg:x="2.1cm" svg:y="13.3cm">
          <draw:text-box draw:corner-radius="0.9cm">
            <text:p text:style-name="P2">1</text:p>
          </draw:text-box>
        </draw:frame>
        <draw:custom-shape draw:style-name="gr4" draw:text-style-name="P1" draw:layer="measurelines" svg:width="4cm" svg:height="1.5cm" svg:x="7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8.833cm" svg:y1="13cm" svg:x2="8.833cm" svg:y2="14.5cm">
          <text:p/>
        </draw:line>
        <draw:line draw:style-name="gr3" draw:text-style-name="P2" draw:layer="measurelines" svg:x1="10.167cm" svg:y1="14.5cm" svg:x2="10.167cm" svg:y2="13cm">
          <text:p/>
        </draw:line>
        <draw:line draw:style-name="gr3" draw:text-style-name="P2" draw:layer="measurelines" svg:x1="10.167cm" svg:y1="14.5cm" svg:x2="10.167cm" svg:y2="13cm">
          <text:p/>
        </draw:line>
        <draw:custom-shape draw:style-name="gr1" draw:text-style-name="P1" draw:layer="measurelines" svg:width="4cm" svg:height="1.5cm" svg:x="7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8.833cm" svg:y1="13cm" svg:x2="8.833cm" svg:y2="14.5cm">
          <text:p/>
        </draw:line>
        <draw:line draw:style-name="gr3" draw:text-style-name="P2" draw:layer="measurelines" svg:x1="10.167cm" svg:y1="14.5cm" svg:x2="10.167cm" svg:y2="13cm">
          <text:p/>
        </draw:line>
        <draw:frame draw:style-name="gr5" draw:text-style-name="P2" draw:layer="measurelines" svg:width="1.3cm" svg:height="0.983cm" svg:x="7.5cm" svg:y="13.3cm">
          <draw:text-box draw:corner-radius="0.9cm">
            <text:p text:style-name="P2">9</text:p>
          </draw:text-box>
        </draw:frame>
        <draw:custom-shape draw:style-name="gr4" draw:text-style-name="P1" draw:layer="measurelines" svg:width="4cm" svg:height="1.5cm" svg:x="12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14.233cm" svg:y1="13cm" svg:x2="14.233cm" svg:y2="14.5cm">
          <text:p/>
        </draw:line>
        <draw:line draw:style-name="gr3" draw:text-style-name="P2" draw:layer="measurelines" svg:x1="15.567cm" svg:y1="14.5cm" svg:x2="15.567cm" svg:y2="13cm">
          <text:p/>
        </draw:line>
        <draw:line draw:style-name="gr3" draw:text-style-name="P2" draw:layer="measurelines" svg:x1="15.567cm" svg:y1="14.5cm" svg:x2="15.567cm" svg:y2="13cm">
          <text:p/>
        </draw:line>
        <draw:custom-shape draw:style-name="gr1" draw:text-style-name="P1" draw:layer="measurelines" svg:width="4cm" svg:height="1.5cm" svg:x="12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14.233cm" svg:y1="13cm" svg:x2="14.233cm" svg:y2="14.5cm">
          <text:p/>
        </draw:line>
        <draw:line draw:style-name="gr3" draw:text-style-name="P2" draw:layer="measurelines" svg:x1="15.567cm" svg:y1="14.5cm" svg:x2="15.567cm" svg:y2="13cm">
          <text:p/>
        </draw:line>
        <draw:frame draw:style-name="gr5" draw:text-style-name="P2" draw:layer="measurelines" svg:width="1.3cm" svg:height="0.983cm" svg:x="14.2cm" svg:y="13.3cm">
          <draw:text-box>
            <text:p text:style-name="P2">12</text:p>
          </draw:text-box>
        </draw:frame>
        <draw:frame draw:style-name="gr5" draw:text-style-name="P2" draw:layer="measurelines" svg:width="1.3cm" svg:height="0.983cm" svg:x="12.9cm" svg:y="13.3cm">
          <draw:text-box draw:corner-radius="0.9cm">
            <text:p text:style-name="P2">11</text:p>
          </draw:text-box>
        </draw:frame>
        <draw:custom-shape draw:style-name="gr4" draw:text-style-name="P1" draw:layer="measurelines" svg:width="4cm" svg:height="1.5cm" svg:x="18.3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19.633cm" svg:y1="13cm" svg:x2="19.633cm" svg:y2="14.5cm">
          <text:p/>
        </draw:line>
        <draw:line draw:style-name="gr3" draw:text-style-name="P2" draw:layer="measurelines" svg:x1="20.967cm" svg:y1="14.5cm" svg:x2="20.967cm" svg:y2="13cm">
          <text:p/>
        </draw:line>
        <draw:line draw:style-name="gr3" draw:text-style-name="P2" draw:layer="measurelines" svg:x1="20.967cm" svg:y1="14.5cm" svg:x2="20.967cm" svg:y2="13cm">
          <text:p/>
        </draw:line>
        <draw:custom-shape draw:style-name="gr1" draw:text-style-name="P1" draw:layer="measurelines" svg:width="4cm" svg:height="1.5cm" svg:x="18.3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measurelines" svg:x1="19.633cm" svg:y1="13cm" svg:x2="19.633cm" svg:y2="14.5cm">
          <text:p/>
        </draw:line>
        <draw:line draw:style-name="gr3" draw:text-style-name="P2" draw:layer="measurelines" svg:x1="20.967cm" svg:y1="14.5cm" svg:x2="20.967cm" svg:y2="13cm">
          <text:p/>
        </draw:line>
        <draw:frame draw:style-name="gr5" draw:text-style-name="P2" draw:layer="measurelines" svg:width="1.3cm" svg:height="0.983cm" svg:x="19.6cm" svg:y="13.3cm">
          <draw:text-box>
            <text:p text:style-name="P2">15</text:p>
          </draw:text-box>
        </draw:frame>
        <draw:frame draw:style-name="gr5" draw:text-style-name="P2" draw:layer="measurelines" svg:width="1.3cm" svg:height="0.983cm" svg:x="18.3cm" svg:y="13.3cm">
          <draw:text-box draw:corner-radius="0.9cm">
            <text:p text:style-name="P2">13</text:p>
          </draw:text-box>
        </draw:frame>
        <draw:custom-shape draw:style-name="gr1" draw:text-style-name="P1" draw:layer="measurelines" svg:width="4cm" svg:height="1.5cm" svg:x="23.6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measurelines" svg:x1="24.933cm" svg:y1="13cm" svg:x2="24.933cm" svg:y2="14.5cm">
          <text:p/>
        </draw:line>
        <draw:line draw:style-name="gr7" draw:text-style-name="P2" draw:layer="measurelines" svg:x1="26.267cm" svg:y1="14.5cm" svg:x2="26.267cm" svg:y2="13cm">
          <text:p/>
        </draw:line>
        <draw:line draw:style-name="gr7" draw:text-style-name="P2" draw:layer="measurelines" svg:x1="26.267cm" svg:y1="14.5cm" svg:x2="26.267cm" svg:y2="13cm">
          <text:p/>
        </draw:line>
        <draw:line draw:style-name="gr7" draw:text-style-name="P2" draw:layer="measurelines" svg:x1="24.933cm" svg:y1="13cm" svg:x2="24.933cm" svg:y2="14.5cm">
          <text:p/>
        </draw:line>
        <draw:line draw:style-name="gr7" draw:text-style-name="P2" draw:layer="measurelines" svg:x1="26.267cm" svg:y1="14.5cm" svg:x2="26.267cm" svg:y2="13cm">
          <text:p/>
        </draw:line>
        <draw:frame draw:style-name="gr6" draw:text-style-name="P2" draw:layer="measurelines" svg:width="1.3cm" svg:height="0.983cm" svg:x="23.6cm" svg:y="13.3cm">
          <draw:text-box draw:corner-radius="0.9cm">
            <text:p text:style-name="P2">16</text:p>
          </draw:text-box>
        </draw:frame>
        <draw:line draw:style-name="gr8" draw:text-style-name="P2" draw:layer="measurelines" svg:x1="2.75cm" svg:y1="14.25cm" svg:x2="3cm" svg:y2="17.2cm">
          <text:p/>
        </draw:line>
        <draw:line draw:style-name="gr8" draw:text-style-name="P2" draw:layer="measurelines" svg:x1="8.277cm" svg:y1="14.25cm" svg:x2="7cm" svg:y2="17.2cm">
          <text:p/>
        </draw:line>
        <draw:line draw:style-name="gr8" draw:text-style-name="P2" draw:layer="measurelines" svg:x1="14.9cm" svg:y1="14.25cm" svg:x2="14.9cm" svg:y2="17.25cm">
          <text:p/>
        </draw:line>
        <draw:line draw:style-name="gr8" draw:text-style-name="P2" draw:layer="measurelines" svg:x1="13.6cm" svg:y1="14.25cm" svg:x2="10.9cm" svg:y2="17.2cm">
          <text:p/>
        </draw:line>
        <draw:line draw:style-name="gr8" draw:text-style-name="P2" draw:layer="measurelines" svg:x1="19cm" svg:y1="14.25cm" svg:x2="18.9cm" svg:y2="17.2cm">
          <text:p/>
        </draw:line>
        <draw:line draw:style-name="gr8" draw:text-style-name="P2" draw:layer="measurelines" svg:x1="20.2cm" svg:y1="14.25cm" svg:x2="22.8cm" svg:y2="17.2cm">
          <text:p/>
        </draw:line>
        <draw:line draw:style-name="gr8" draw:text-style-name="P2" draw:layer="measurelines" svg:x1="24.29cm" svg:y1="14.25cm" svg:x2="26.8cm" svg:y2="17.2cm">
          <text:p/>
        </draw:line>
        <draw:line draw:style-name="gr8" draw:text-style-name="P2" draw:layer="measurelines" svg:x1="9.2cm" svg:y1="9.9cm" svg:x2="4.1cm" svg:y2="13cm">
          <text:p/>
        </draw:line>
        <draw:line draw:style-name="gr8" draw:text-style-name="P2" draw:layer="measurelines" svg:x1="10.4cm" svg:y1="9.8cm" svg:x2="9.5cm" svg:y2="13cm">
          <text:p/>
        </draw:line>
        <draw:line draw:style-name="gr8" draw:text-style-name="P2" draw:layer="measurelines" svg:x1="11.548cm" svg:y1="9.82cm" svg:x2="15cm" svg:y2="13cm">
          <text:p/>
        </draw:line>
        <draw:line draw:style-name="gr8" draw:text-style-name="P2" draw:layer="measurelines" svg:x1="21.1cm" svg:y1="9.8cm" svg:x2="20.3cm" svg:y2="13cm">
          <text:p/>
        </draw:line>
        <draw:line draw:style-name="gr8" draw:text-style-name="P2" draw:layer="measurelines" svg:x1="22.2cm" svg:y1="9.8cm" svg:x2="25.7cm" svg:y2="13cm">
          <text:p/>
        </draw:line>
        <draw:line draw:style-name="gr8" draw:text-style-name="P2" draw:layer="measurelines" svg:x1="15.1cm" svg:y1="5.4cm" svg:x2="11cm" svg:y2="8.5cm">
          <text:p/>
        </draw:line>
        <draw:line draw:style-name="gr8" draw:text-style-name="P2" draw:layer="measurelines" svg:x1="16.2cm" svg:y1="5.4cm" svg:x2="23cm" svg:y2="8.5cm">
          <text:p/>
        </draw:line>
        <draw:custom-shape draw:style-name="gr9" draw:text-style-name="P2" draw:layer="measurelines" svg:width="1cm" svg:height="1cm" svg:x="15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6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7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8cm" svg:y="6.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15cm" svg:y="6.2cm">
          <draw:text-box>
            <text:p text:style-name="P3">1</text:p>
          </draw:text-box>
        </draw:frame>
        <draw:frame draw:style-name="gr10" draw:text-style-name="P3" draw:layer="measurelines" svg:width="1cm" svg:height="1cm" svg:x="16cm" svg:y="6.2cm">
          <draw:text-box>
            <text:p text:style-name="P3">1</text:p>
          </draw:text-box>
        </draw:frame>
        <draw:frame draw:style-name="gr10" draw:text-style-name="P3" draw:layer="measurelines" svg:width="1cm" svg:height="1cm" svg:x="17cm" svg:y="6.2cm">
          <draw:text-box>
            <text:p text:style-name="P3">1</text:p>
          </draw:text-box>
        </draw:frame>
        <draw:frame draw:style-name="gr10" draw:text-style-name="P3" draw:layer="measurelines" svg:width="1cm" svg:height="1cm" svg:x="18cm" svg:y="6.2cm">
          <draw:text-box>
            <text:p text:style-name="P3">1</text:p>
          </draw:text-box>
        </draw:frame>
        <draw:custom-shape draw:style-name="gr9" draw:text-style-name="P2" draw:layer="measurelines" svg:width="1cm" svg:height="1cm" svg:x="9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0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2cm" svg:y="10.6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9cm" svg:y="10.6cm">
          <draw:text-box>
            <text:p text:style-name="P3">1</text:p>
          </draw:text-box>
        </draw:frame>
        <draw:frame draw:style-name="gr10" draw:text-style-name="P3" draw:layer="measurelines" svg:width="1cm" svg:height="1cm" svg:x="10cm" svg:y="10.6cm">
          <draw:text-box>
            <text:p text:style-name="P3">0</text:p>
          </draw:text-box>
        </draw:frame>
        <draw:frame draw:style-name="gr10" draw:text-style-name="P3" draw:layer="measurelines" svg:width="1cm" svg:height="1cm" svg:x="11cm" svg:y="10.6cm">
          <draw:text-box>
            <text:p text:style-name="P3">1</text:p>
          </draw:text-box>
        </draw:frame>
        <draw:frame draw:style-name="gr10" draw:text-style-name="P3" draw:layer="measurelines" svg:width="1cm" svg:height="1cm" svg:x="12cm" svg:y="10.6cm">
          <draw:text-box>
            <text:p text:style-name="P3">1</text:p>
          </draw:text-box>
        </draw:frame>
        <draw:custom-shape draw:style-name="gr9" draw:text-style-name="P2" draw:layer="measurelines" svg:width="1cm" svg:height="1cm" svg:x="21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2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3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4.1cm" svg:y="10.6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21.1cm" svg:y="10.6cm">
          <draw:text-box>
            <text:p text:style-name="P3">1</text:p>
          </draw:text-box>
        </draw:frame>
        <draw:frame draw:style-name="gr10" draw:text-style-name="P3" draw:layer="measurelines" svg:width="1cm" svg:height="1cm" svg:x="22.1cm" svg:y="10.6cm">
          <draw:text-box>
            <text:p text:style-name="P3">1</text:p>
          </draw:text-box>
        </draw:frame>
        <draw:frame draw:style-name="gr10" draw:text-style-name="P3" draw:layer="measurelines" svg:width="1cm" svg:height="1cm" svg:x="23.1cm" svg:y="10.6cm">
          <draw:text-box>
            <text:p text:style-name="P3">1</text:p>
          </draw:text-box>
        </draw:frame>
        <draw:frame draw:style-name="gr10" draw:text-style-name="P3" draw:layer="measurelines" svg:width="1cm" svg:height="1cm" svg:x="24.1cm" svg:y="10.6cm">
          <draw:text-box>
            <text:p text:style-name="P3">1</text:p>
          </draw:text-box>
        </draw:frame>
        <draw:custom-shape draw:style-name="gr9" draw:text-style-name="P2" draw:layer="measurelines" svg:width="1cm" svg:height="1cm" svg:x="21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2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3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4.1cm" svg:y="10.6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21.1cm" svg:y="10.6cm">
          <draw:text-box>
            <text:p text:style-name="P3">1</text:p>
          </draw:text-box>
        </draw:frame>
        <draw:frame draw:style-name="gr10" draw:text-style-name="P3" draw:layer="measurelines" svg:width="1cm" svg:height="1cm" svg:x="22.1cm" svg:y="10.6cm">
          <draw:text-box>
            <text:p text:style-name="P3">1</text:p>
          </draw:text-box>
        </draw:frame>
        <draw:frame draw:style-name="gr10" draw:text-style-name="P3" draw:layer="measurelines" svg:width="1cm" svg:height="1cm" svg:x="23.1cm" svg:y="10.6cm">
          <draw:text-box>
            <text:p text:style-name="P3">1</text:p>
          </draw:text-box>
        </draw:frame>
        <draw:frame draw:style-name="gr10" draw:text-style-name="P3" draw:layer="measurelines" svg:width="1cm" svg:height="1cm" svg:x="24.1cm" svg:y="10.6cm">
          <draw:text-box>
            <text:p text:style-name="P3">0</text:p>
          </draw:text-box>
        </draw:frame>
        <draw:custom-shape draw:style-name="gr9" draw:text-style-name="P2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23.6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4.6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5.6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6.6cm" svg:y="15.1cm">
          <draw:text-box>
            <text:p text:style-name="P3">1</text:p>
          </draw:text-box>
        </draw:frame>
        <draw:custom-shape draw:style-name="gr9" draw:text-style-name="P2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23.6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4.6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5.6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6.6cm" svg:y="15.1cm">
          <draw:text-box>
            <text:p text:style-name="P3">1</text:p>
          </draw:text-box>
        </draw:frame>
        <draw:custom-shape draw:style-name="gr9" draw:text-style-name="P2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23.6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4.6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5.6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6.6cm" svg:y="15.1cm">
          <draw:text-box>
            <text:p text:style-name="P3">1</text:p>
          </draw:text-box>
        </draw:frame>
        <draw:custom-shape draw:style-name="gr9" draw:text-style-name="P2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23.6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4.6cm" svg:y="15.1cm">
          <draw:text-box>
            <text:p text:style-name="P3">0</text:p>
          </draw:text-box>
        </draw:frame>
        <draw:frame draw:style-name="gr10" draw:text-style-name="P3" draw:layer="measurelines" svg:width="1cm" svg:height="1cm" svg:x="25.6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6.6cm" svg:y="15.1cm">
          <draw:text-box>
            <text:p text:style-name="P3">0</text:p>
          </draw:text-box>
        </draw:frame>
        <draw:custom-shape draw:style-name="gr9" draw:text-style-name="P2" draw:layer="measurelines" svg:width="1cm" svg:height="1cm" svg:x="18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9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0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1.3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18.3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19.3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0.3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1.3cm" svg:y="15.1cm">
          <draw:text-box>
            <text:p text:style-name="P3">1</text:p>
          </draw:text-box>
        </draw:frame>
        <draw:custom-shape draw:style-name="gr9" draw:text-style-name="P2" draw:layer="measurelines" svg:width="1cm" svg:height="1cm" svg:x="18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9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0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21.3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18.3cm" svg:y="15.1cm">
          <draw:text-box draw:corner-radius="1.5cm">
            <text:p text:style-name="P3">1</text:p>
          </draw:text-box>
        </draw:frame>
        <draw:frame draw:style-name="gr10" draw:text-style-name="P3" draw:layer="measurelines" svg:width="1cm" svg:height="1cm" svg:x="19.3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20.3cm" svg:y="15.1cm">
          <draw:text-box>
            <text:p text:style-name="P3">0</text:p>
          </draw:text-box>
        </draw:frame>
        <draw:frame draw:style-name="gr10" draw:text-style-name="P3" draw:layer="measurelines" svg:width="1cm" svg:height="1cm" svg:x="21.3cm" svg:y="15.1cm">
          <draw:text-box>
            <text:p text:style-name="P3">0</text:p>
          </draw:text-box>
        </draw:frame>
        <draw:custom-shape draw:style-name="gr9" draw:text-style-name="P2" draw:layer="measurelines" svg:width="1cm" svg:height="1cm" svg:x="12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3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4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5.9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12.9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13.9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14.9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15.9cm" svg:y="15.1cm">
          <draw:text-box>
            <text:p text:style-name="P3">1</text:p>
          </draw:text-box>
        </draw:frame>
        <draw:custom-shape draw:style-name="gr9" draw:text-style-name="P2" draw:layer="measurelines" svg:width="1cm" svg:height="1cm" svg:x="12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3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4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5.9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12.9cm" svg:y="15.1cm">
          <draw:text-box draw:corner-radius="1.5cm">
            <text:p text:style-name="P3">1</text:p>
          </draw:text-box>
        </draw:frame>
        <draw:frame draw:style-name="gr10" draw:text-style-name="P3" draw:layer="measurelines" svg:width="1cm" svg:height="1cm" svg:x="13.9cm" svg:y="15.1cm">
          <draw:text-box>
            <text:p text:style-name="P3">0</text:p>
          </draw:text-box>
        </draw:frame>
        <draw:frame draw:style-name="gr10" draw:text-style-name="P3" draw:layer="measurelines" svg:width="1cm" svg:height="1cm" svg:x="14.9cm" svg:y="15.1cm">
          <draw:text-box>
            <text:p text:style-name="P3">0</text:p>
          </draw:text-box>
        </draw:frame>
        <draw:frame draw:style-name="gr10" draw:text-style-name="P3" draw:layer="measurelines" svg:width="1cm" svg:height="1cm" svg:x="15.9cm" svg:y="15.1cm">
          <draw:text-box>
            <text:p text:style-name="P3">1</text:p>
          </draw:text-box>
        </draw:frame>
        <draw:custom-shape draw:style-name="gr9" draw:text-style-name="P2" draw:layer="measurelines" svg:width="1cm" svg:height="1cm" svg:x="7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8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9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0.5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7.5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8.5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9.5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10.5cm" svg:y="15.1cm">
          <draw:text-box>
            <text:p text:style-name="P3">1</text:p>
          </draw:text-box>
        </draw:frame>
        <draw:custom-shape draw:style-name="gr9" draw:text-style-name="P2" draw:layer="measurelines" svg:width="1cm" svg:height="1cm" svg:x="7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8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9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10.5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7.5cm" svg:y="15.1cm">
          <draw:text-box draw:corner-radius="1.5cm">
            <text:p text:style-name="P3">1</text:p>
          </draw:text-box>
        </draw:frame>
        <draw:frame draw:style-name="gr10" draw:text-style-name="P3" draw:layer="measurelines" svg:width="1cm" svg:height="1cm" svg:x="8.5cm" svg:y="15.1cm">
          <draw:text-box>
            <text:p text:style-name="P3">0</text:p>
          </draw:text-box>
        </draw:frame>
        <draw:frame draw:style-name="gr10" draw:text-style-name="P3" draw:layer="measurelines" svg:width="1cm" svg:height="1cm" svg:x="9.5cm" svg:y="15.1cm">
          <draw:text-box>
            <text:p text:style-name="P3">0</text:p>
          </draw:text-box>
        </draw:frame>
        <draw:frame draw:style-name="gr10" draw:text-style-name="P3" draw:layer="measurelines" svg:width="1cm" svg:height="1cm" svg:x="10.5cm" svg:y="15.1cm">
          <draw:text-box>
            <text:p text:style-name="P3">0</text:p>
          </draw:text-box>
        </draw:frame>
        <draw:custom-shape draw:style-name="gr9" draw:text-style-name="P2" draw:layer="measurelines" svg:width="1cm" svg:height="1cm" svg:x="2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3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4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5.1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2.1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3.1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4.1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5.1cm" svg:y="15.1cm">
          <draw:text-box>
            <text:p text:style-name="P3">1</text:p>
          </draw:text-box>
        </draw:frame>
        <draw:custom-shape draw:style-name="gr9" draw:text-style-name="P2" draw:layer="measurelines" svg:width="1cm" svg:height="1cm" svg:x="2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3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4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measurelines" svg:width="1cm" svg:height="1cm" svg:x="5.1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measurelines" svg:width="1cm" svg:height="1cm" svg:x="2.1cm" svg:y="15.1cm">
          <draw:text-box draw:corner-radius="1.5cm">
            <text:p text:style-name="P3">0</text:p>
          </draw:text-box>
        </draw:frame>
        <draw:frame draw:style-name="gr10" draw:text-style-name="P3" draw:layer="measurelines" svg:width="1cm" svg:height="1cm" svg:x="3.1cm" svg:y="15.1cm">
          <draw:text-box>
            <text:p text:style-name="P3">0</text:p>
          </draw:text-box>
        </draw:frame>
        <draw:frame draw:style-name="gr10" draw:text-style-name="P3" draw:layer="measurelines" svg:width="1cm" svg:height="1cm" svg:x="4.1cm" svg:y="15.1cm">
          <draw:text-box>
            <text:p text:style-name="P3">1</text:p>
          </draw:text-box>
        </draw:frame>
        <draw:frame draw:style-name="gr10" draw:text-style-name="P3" draw:layer="measurelines" svg:width="1cm" svg:height="1cm" svg:x="5.1cm" svg:y="15.1cm">
          <draw:text-box>
            <text:p text:style-name="P3">0</text:p>
          </draw:text-box>
        </draw:frame>
        <draw:custom-shape draw:style-name="gr11" draw:text-style-name="P2" draw:layer="measurelines" svg:width="0.953cm" svg:height="0.912cm" svg:x="24.87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measurelines" svg:width="0.938cm" svg:height="0.912cm" svg:x="25.82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measurelines" svg:width="0.949cm" svg:height="0.912cm" svg:x="26.762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measurelines" svg:width="0.939cm" svg:height="0.912cm" svg:x="27.71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measurelines" svg:width="0.953cm" svg:height="0.983cm" svg:x="24.871cm" svg:y="17.2cm">
          <draw:text-box>
            <text:p text:style-name="P3">1</text:p>
          </draw:text-box>
        </draw:frame>
        <draw:frame draw:style-name="gr15" draw:text-style-name="P3" draw:layer="measurelines" svg:width="0.938cm" svg:height="0.983cm" svg:x="25.824cm" svg:y="17.2cm">
          <draw:text-box>
            <text:p text:style-name="P3">0</text:p>
          </draw:text-box>
        </draw:frame>
        <draw:frame draw:style-name="gr15" draw:text-style-name="P3" draw:layer="measurelines" svg:width="0.949cm" svg:height="0.983cm" svg:x="26.762cm" svg:y="17.2cm">
          <draw:text-box>
            <text:p text:style-name="P3">1</text:p>
          </draw:text-box>
        </draw:frame>
        <draw:frame draw:style-name="gr15" draw:text-style-name="P3" draw:layer="measurelines" svg:width="0.939cm" svg:height="0.983cm" svg:x="27.711cm" svg:y="17.2cm">
          <draw:text-box>
            <text:p text:style-name="P3">0</text:p>
          </draw:text-box>
        </draw:frame>
        <draw:custom-shape draw:style-name="gr16" draw:text-style-name="P2" draw:layer="measurelines" svg:width="0.951cm" svg:height="0.912cm" svg:x="5.05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measurelines" svg:width="0.938cm" svg:height="0.912cm" svg:x="6.009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measurelines" svg:width="0.95cm" svg:height="0.912cm" svg:x="6.94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measurelines" svg:width="0.939cm" svg:height="0.912cm" svg:x="7.89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measurelines" svg:width="0.951cm" svg:height="0.983cm" svg:x="5.058cm" svg:y="17.2cm">
          <draw:text-box>
            <text:p text:style-name="P3">1</text:p>
          </draw:text-box>
        </draw:frame>
        <draw:frame draw:style-name="gr15" draw:text-style-name="P3" draw:layer="measurelines" svg:width="0.938cm" svg:height="0.983cm" svg:x="6.009cm" svg:y="17.2cm">
          <draw:text-box>
            <text:p text:style-name="P3">0</text:p>
          </draw:text-box>
        </draw:frame>
        <draw:frame draw:style-name="gr15" draw:text-style-name="P3" draw:layer="measurelines" svg:width="0.95cm" svg:height="0.983cm" svg:x="6.947cm" svg:y="17.2cm">
          <draw:text-box>
            <text:p text:style-name="P3">0</text:p>
          </draw:text-box>
        </draw:frame>
        <draw:frame draw:style-name="gr15" draw:text-style-name="P3" draw:layer="measurelines" svg:width="0.939cm" svg:height="0.983cm" svg:x="7.897cm" svg:y="17.2cm">
          <draw:text-box>
            <text:p text:style-name="P3">0</text:p>
          </draw:text-box>
        </draw:frame>
        <draw:custom-shape draw:style-name="gr12" draw:text-style-name="P2" draw:layer="measurelines" svg:width="0.938cm" svg:height="0.912cm" svg:x="9.02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measurelines" svg:width="0.951cm" svg:height="0.912cm" svg:x="9.96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measurelines" svg:width="0.939cm" svg:height="0.912cm" svg:x="10.91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measurelines" svg:width="0.936cm" svg:height="0.912cm" svg:x="11.85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measurelines" svg:width="0.938cm" svg:height="0.983cm" svg:x="9.028cm" svg:y="17.2cm">
          <draw:text-box>
            <text:p text:style-name="P3">1</text:p>
          </draw:text-box>
        </draw:frame>
        <draw:frame draw:style-name="gr15" draw:text-style-name="P3" draw:layer="measurelines" svg:width="0.951cm" svg:height="0.983cm" svg:x="9.966cm" svg:y="17.2cm">
          <draw:text-box>
            <text:p text:style-name="P3">0</text:p>
          </draw:text-box>
        </draw:frame>
        <draw:frame draw:style-name="gr15" draw:text-style-name="P3" draw:layer="measurelines" svg:width="0.939cm" svg:height="0.983cm" svg:x="10.917cm" svg:y="17.2cm">
          <draw:text-box>
            <text:p text:style-name="P3">0</text:p>
          </draw:text-box>
        </draw:frame>
        <draw:frame draw:style-name="gr15" draw:text-style-name="P3" draw:layer="measurelines" svg:width="0.936cm" svg:height="0.983cm" svg:x="11.856cm" svg:y="17.2cm">
          <draw:text-box>
            <text:p text:style-name="P3">0</text:p>
          </draw:text-box>
        </draw:frame>
        <draw:custom-shape draw:style-name="gr13" draw:text-style-name="P2" draw:layer="measurelines" svg:width="0.949cm" svg:height="0.912cm" svg:x="12.98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measurelines" svg:width="0.939cm" svg:height="0.912cm" svg:x="13.93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measurelines" svg:width="0.939cm" svg:height="0.912cm" svg:x="14.875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measurelines" svg:width="0.949cm" svg:height="0.912cm" svg:x="15.81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measurelines" svg:width="0.949cm" svg:height="0.983cm" svg:x="12.987cm" svg:y="17.2cm">
          <draw:text-box>
            <text:p text:style-name="P3">0</text:p>
          </draw:text-box>
        </draw:frame>
        <draw:frame draw:style-name="gr15" draw:text-style-name="P3" draw:layer="measurelines" svg:width="0.939cm" svg:height="0.983cm" svg:x="13.936cm" svg:y="17.2cm">
          <draw:text-box>
            <text:p text:style-name="P3">0</text:p>
          </draw:text-box>
        </draw:frame>
        <draw:frame draw:style-name="gr15" draw:text-style-name="P3" draw:layer="measurelines" svg:width="0.939cm" svg:height="0.983cm" svg:x="14.875cm" svg:y="17.2cm">
          <draw:text-box>
            <text:p text:style-name="P3">0</text:p>
          </draw:text-box>
        </draw:frame>
        <draw:frame draw:style-name="gr15" draw:text-style-name="P3" draw:layer="measurelines" svg:width="0.949cm" svg:height="0.983cm" svg:x="15.814cm" svg:y="17.2cm">
          <draw:text-box>
            <text:p text:style-name="P3">1</text:p>
          </draw:text-box>
        </draw:frame>
        <draw:custom-shape draw:style-name="gr14" draw:text-style-name="P2" draw:layer="measurelines" svg:width="0.939cm" svg:height="0.912cm" svg:x="20.91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measurelines" svg:width="0.95cm" svg:height="0.912cm" svg:x="21.853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measurelines" svg:width="0.938cm" svg:height="0.912cm" svg:x="22.803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measurelines" svg:width="0.951cm" svg:height="0.912cm" svg:x="23.74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measurelines" svg:width="0.939cm" svg:height="0.983cm" svg:x="20.914cm" svg:y="17.2cm">
          <draw:text-box>
            <text:p text:style-name="P3">1</text:p>
          </draw:text-box>
        </draw:frame>
        <draw:frame draw:style-name="gr15" draw:text-style-name="P3" draw:layer="measurelines" svg:width="0.95cm" svg:height="0.983cm" svg:x="21.853cm" svg:y="17.2cm">
          <draw:text-box>
            <text:p text:style-name="P3">1</text:p>
          </draw:text-box>
        </draw:frame>
        <draw:frame draw:style-name="gr15" draw:text-style-name="P3" draw:layer="measurelines" svg:width="0.938cm" svg:height="0.983cm" svg:x="22.803cm" svg:y="17.2cm">
          <draw:text-box>
            <text:p text:style-name="P3">0</text:p>
          </draw:text-box>
        </draw:frame>
        <draw:frame draw:style-name="gr15" draw:text-style-name="P3" draw:layer="measurelines" svg:width="0.951cm" svg:height="0.983cm" svg:x="23.741cm" svg:y="17.2cm">
          <draw:text-box>
            <text:p text:style-name="P3">0</text:p>
          </draw:text-box>
        </draw:frame>
        <draw:custom-shape draw:style-name="gr18" draw:text-style-name="P2" draw:layer="measurelines" svg:width="0.936cm" svg:height="0.912cm" svg:x="16.949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measurelines" svg:width="0.939cm" svg:height="0.912cm" svg:x="17.885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measurelines" svg:width="0.951cm" svg:height="0.912cm" svg:x="18.82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measurelines" svg:width="0.938cm" svg:height="0.912cm" svg:x="19.775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measurelines" svg:width="0.936cm" svg:height="0.983cm" svg:x="16.949cm" svg:y="17.2cm">
          <draw:text-box>
            <text:p text:style-name="P3">1</text:p>
          </draw:text-box>
        </draw:frame>
        <draw:frame draw:style-name="gr15" draw:text-style-name="P3" draw:layer="measurelines" svg:width="0.939cm" svg:height="0.983cm" svg:x="17.885cm" svg:y="17.2cm">
          <draw:text-box>
            <text:p text:style-name="P3">0</text:p>
          </draw:text-box>
        </draw:frame>
        <draw:frame draw:style-name="gr15" draw:text-style-name="P3" draw:layer="measurelines" svg:width="0.951cm" svg:height="0.983cm" svg:x="18.824cm" svg:y="17.2cm">
          <draw:text-box>
            <text:p text:style-name="P3">0</text:p>
          </draw:text-box>
        </draw:frame>
        <draw:frame draw:style-name="gr15" draw:text-style-name="P3" draw:layer="measurelines" svg:width="0.938cm" svg:height="0.983cm" svg:x="19.775cm" svg:y="17.2cm">
          <draw:text-box>
            <text:p text:style-name="P3">0</text:p>
          </draw:text-box>
        </draw:frame>
        <draw:custom-shape draw:style-name="gr14" draw:text-style-name="P2" draw:layer="measurelines" svg:width="0.939cm" svg:height="0.912cm" svg:x="1.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measurelines" svg:width="0.949cm" svg:height="0.912cm" svg:x="2.039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measurelines" svg:width="0.938cm" svg:height="0.912cm" svg:x="2.98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measurelines" svg:width="0.953cm" svg:height="0.912cm" svg:x="3.92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measurelines" svg:width="0.939cm" svg:height="0.983cm" svg:x="1.1cm" svg:y="17.2cm">
          <draw:text-box>
            <text:p text:style-name="P3">0</text:p>
          </draw:text-box>
        </draw:frame>
        <draw:frame draw:style-name="gr15" draw:text-style-name="P3" draw:layer="measurelines" svg:width="0.949cm" svg:height="0.983cm" svg:x="2.039cm" svg:y="17.2cm">
          <draw:text-box>
            <text:p text:style-name="P3">0</text:p>
          </draw:text-box>
        </draw:frame>
        <draw:frame draw:style-name="gr15" draw:text-style-name="P3" draw:layer="measurelines" svg:width="0.938cm" svg:height="0.983cm" svg:x="2.988cm" svg:y="17.2cm">
          <draw:text-box>
            <text:p text:style-name="P3">1</text:p>
          </draw:text-box>
        </draw:frame>
        <draw:frame draw:style-name="gr15" draw:text-style-name="P3" draw:layer="measurelines" svg:width="0.953cm" svg:height="0.983cm" svg:x="3.926cm" svg:y="17.2cm">
          <draw:text-box>
            <text:p text:style-name="P3">0</text:p>
          </draw:text-box>
        </draw:frame>
        <draw:line draw:style-name="gr8" draw:text-style-name="P2" draw:layer="measurelines" svg:x1="11.5cm" svg:y1="13.6cm" svg:x2="12.9cm" svg:y2="13.6cm">
          <text:p/>
        </draw:line>
        <draw:line draw:style-name="gr8" draw:text-style-name="P2" draw:layer="measurelines" svg:x1="16.9cm" svg:y1="13.6cm" svg:x2="18.4cm" svg:y2="13.6cm">
          <text:p/>
        </draw:line>
        <draw:line draw:style-name="gr8" draw:text-style-name="P2" draw:layer="measurelines" svg:x1="22.3cm" svg:y1="13.6cm" svg:x2="23.7cm" svg:y2="13.6cm">
          <text:p/>
        </draw:line>
        <draw:line draw:style-name="gr19" draw:text-style-name="P4" draw:layer="measurelines" svg:x1="6.1cm" svg:y1="13.6cm" svg:x2="7.5cm" svg:y2="13.6cm">
          <text:p/>
        </draw:line>
        <draw:line draw:style-name="gr8" draw:text-style-name="P2" draw:layer="measurelines" svg:x1="7.7cm" svg:y1="14cm" svg:x2="6.1cm" svg:y2="14cm">
          <text:p/>
        </draw:line>
        <draw:line draw:style-name="gr8" draw:text-style-name="P2" draw:layer="measurelines" svg:x1="13.1cm" svg:y1="14cm" svg:x2="11.5cm" svg:y2="14cm">
          <text:p/>
        </draw:line>
        <draw:line draw:style-name="gr8" draw:text-style-name="P2" draw:layer="measurelines" svg:x1="18.5cm" svg:y1="14cm" svg:x2="16.9cm" svg:y2="14cm">
          <text:p/>
        </draw:line>
        <draw:line draw:style-name="gr8" draw:text-style-name="P2" draw:layer="measurelines" svg:x1="23.8cm" svg:y1="14cm" svg:x2="22.3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06T12:05:27</meta:creation-date>
    <meta:editing-duration>PT6M42S</meta:editing-duration>
    <meta:editing-cycles>4</meta:editing-cycles>
    <meta:generator>OpenOffice/4.1.2$Unix OpenOffice.org_project/412m3$Build-9782</meta:generator>
    <dc:date>2016-07-07T10:39:02</dc:date>
    <dc:creator>judith </dc:creator>
    <meta:document-statistic meta:object-count="270"/>
  </office:meta>
</office:document-meta>
</file>